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5-02-04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5-01-07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12-05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11-04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10-1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09-0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08-06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07-01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06-03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04-01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03-04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4-02-05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12-05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11-07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10-03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08-03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07-11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05-03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04-05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03-0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02-09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3-01-04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12-0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11-02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10-18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09-08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08-03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07-06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06-06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04-06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02-02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2-01-05 0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1-10-07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1-07-13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1-04-06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1-02-0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1-01-07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0-12-10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0-11-10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0-10-07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0-09-17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0-08-17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0-07-22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0-03-04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0-02-04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20-01-06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12-10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11-1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10-02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09-03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08-12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07-08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06-06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05-01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04-03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02-0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9-01-08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11-0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09-05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08-07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07-16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06-11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05-01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04-03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03-0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02-05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8-01-03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12-04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11-02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10-03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09-05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08-02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07-06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06-05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04-04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03-01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02-13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7-01-09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12-12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11-1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10-04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09-06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08-01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07-06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06-01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05-02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04-06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03-0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02-01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6-01-04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12-01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11-02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10-06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09-01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08-03 0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07-06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06-02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05-04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04-02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03-03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5-02-03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12-29 0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12-01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10-30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10-06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08-05 0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07-01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05-29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05-06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04-01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03-04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4-02-05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12-26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12-02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11-05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9-30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9-09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8-05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7-08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6-03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5-06 0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4-08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3-11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2-04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2</text:p>
          </table:table-cell>
          <table:table-cell office:value-type="string" calcext:value-type="string">
            <text:p>C-00972</text:p>
          </table:table-cell>
          <table:table-cell office:value-type="string" calcext:value-type="string">
            <text:p>2013-01-07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" meta:object-count="0"/>
    <meta:user-defined meta:name="AppVersion">3.0</meta:user-defined>
  </office:meta>
</office:document-meta>
</file>